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9c38e" officeooo:paragraph-rsid="0019c38e"/>
    </style:style>
    <style:style style:name="P2" style:family="paragraph" style:parent-style-name="Standard" style:list-style-name="L5">
      <style:paragraph-properties fo:text-align="start" style:justify-single-word="false"/>
      <style:text-properties fo:font-weight="bold" officeooo:paragraph-rsid="001ea76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95d0e" officeooo:paragraph-rsid="00195d0e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195d0e" officeooo:paragraph-rsid="00195d0e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5d0e" officeooo:paragraph-rsid="00195d0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f8c1" officeooo:paragraph-rsid="001cf8c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f8c1" officeooo:paragraph-rsid="001ea765" style:font-size-asian="10.5pt" style:font-size-complex="12pt"/>
    </style:style>
    <style:style style:name="P8" style:family="paragraph" style:parent-style-name="Standard" style:list-style-name="L12">
      <style:paragraph-properties fo:text-align="start" style:justify-single-word="false"/>
      <style:text-properties fo:font-size="12pt" fo:font-style="italic" fo:font-weight="bold" officeooo:rsid="001ea765" officeooo:paragraph-rsid="001ea765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 style:list-style-name="L12">
      <style:paragraph-properties fo:text-align="start" style:justify-single-word="false"/>
      <style:text-properties fo:font-size="12pt" fo:font-style="italic" fo:font-weight="bold" officeooo:rsid="001f6da2" officeooo:paragraph-rsid="001f6da2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ea765" officeooo:paragraph-rsid="001ea76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ea765" officeooo:paragraph-rsid="001f6da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ea765" officeooo:paragraph-rsid="001f6da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3">
      <style:paragraph-properties fo:text-align="start" style:justify-single-word="false"/>
      <style:text-properties fo:font-size="12pt" fo:font-style="normal" fo:font-weight="bold" officeooo:rsid="0020b899" officeooo:paragraph-rsid="0020b899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bold" officeooo:rsid="0020b899" officeooo:paragraph-rsid="0020b899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1ea765"/>
    </style:style>
    <style:style style:name="P16" style:family="paragraph" style:parent-style-name="Standard" style:list-style-name="L13">
      <style:paragraph-properties fo:text-align="start" style:justify-single-word="false"/>
      <style:text-properties fo:font-style="italic" officeooo:paragraph-rsid="0020b899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paragraph-rsid="0020b899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paragraph-rsid="0022c34c" style:font-style-asian="italic" style:font-style-complex="italic"/>
    </style:style>
    <style:style style:name="P19" style:family="paragraph" style:parent-style-name="Standard" style:list-style-name="L14">
      <style:paragraph-properties fo:text-align="start" style:justify-single-word="false"/>
      <style:text-properties fo:font-style="italic" fo:font-weight="bold" officeooo:paragraph-rsid="0022c34c" style:font-style-asian="italic" style:font-weight-asian="bold" style:font-style-complex="italic" style:font-weight-complex="bold"/>
    </style:style>
    <style:style style:name="P20" style:family="paragraph" style:parent-style-name="Standard" style:list-style-name="L16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 style:list-style-name="L16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22c34c" officeooo:paragraph-rsid="0022c34c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officeooo:rsid="0022c34c" officeooo:paragraph-rsid="0022c34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22c34c" officeooo:paragraph-rsid="0022c34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2c34c" officeooo:paragraph-rsid="0022c34c" style:font-style-asian="italic" style:font-weight-asian="normal" style:font-style-complex="italic" style:font-weight-complex="normal"/>
    </style:style>
    <style:style style:name="P25" style:family="paragraph" style:parent-style-name="Standard" style:list-style-name="L16">
      <style:text-properties fo:font-style="normal" fo:font-weight="normal" officeooo:rsid="0022c34c" officeooo:paragraph-rsid="0022c34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paragraph-rsid="0020b89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ca53" officeooo:paragraph-rsid="0023ca5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ca53" officeooo:paragraph-rsid="0025293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ca53" officeooo:paragraph-rsid="0026100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a765" style:font-style-asian="italic" style:font-style-complex="italic"/>
    </style:style>
    <style:style style:name="T3" style:family="text">
      <style:text-properties fo:font-style="italic" officeooo:rsid="0024b0f7" style:font-style-asian="italic" style:font-style-complex="italic"/>
    </style:style>
    <style:style style:name="T4" style:family="text">
      <style:text-properties fo:font-style="italic" officeooo:rsid="00252939" style:font-style-asian="italic" style:font-style-complex="italic"/>
    </style:style>
    <style:style style:name="T5" style:family="text">
      <style:text-properties fo:font-style="italic" officeooo:rsid="00261004" style:font-style-asian="italic" style:font-style-complex="italic"/>
    </style:style>
    <style:style style:name="T6" style:family="text">
      <style:text-properties fo:font-style="italic" fo:font-weight="bold" officeooo:rsid="001ea765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a765" style:font-style-asian="normal" style:font-style-complex="normal"/>
    </style:style>
    <style:style style:name="T9" style:family="text">
      <style:text-properties fo:font-style="normal" officeooo:rsid="0023ca53" style:font-style-asian="normal" style:font-style-complex="normal"/>
    </style:style>
    <style:style style:name="T10" style:family="text">
      <style:text-properties fo:font-size="12pt" fo:font-style="normal" fo:font-weight="normal" officeooo:rsid="0020b899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20de6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22c34c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23ca53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3ca53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italic" fo:font-weight="bold" officeooo:rsid="0022c34c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normal" officeooo:rsid="0020b899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22c34c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weight="bold" officeooo:rsid="0020b899" style:font-size-asian="10.5pt" style:font-weight-asian="bold" style:font-size-complex="12pt" style:font-weight-complex="bold"/>
    </style:style>
    <style:style style:name="T19" style:family="text">
      <style:text-properties fo:font-size="12pt" fo:font-weight="normal" officeooo:rsid="0020de65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2c34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3ca53" style:font-size-asian="10.5pt" style:font-weight-asian="normal" style:font-size-complex="12pt" style:font-weight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officeooo:rsid="0022c34c" style:font-size-asian="10.5pt" style:font-size-complex="12pt"/>
    </style:style>
    <style:style style:name="T24" style:family="text">
      <style:text-properties fo:font-size="12pt" officeooo:rsid="0020b899" style:font-size-asian="10.5pt" style:font-size-complex="12pt"/>
    </style:style>
    <style:style style:name="T25" style:family="text">
      <style:text-properties fo:font-size="12pt" officeooo:rsid="0023ca53" style:font-size-asian="10.5pt" style:font-size-complex="12pt"/>
    </style:style>
    <style:style style:name="T26" style:family="text">
      <style:text-properties fo:font-size="12pt" style:text-underline-style="solid" style:text-underline-width="auto" style:text-underline-color="font-color" fo:font-weight="normal" officeooo:rsid="0023ca53" style:font-size-asian="10.5pt" style:font-weight-asian="normal" style:font-size-complex="12pt" style:font-weight-complex="normal"/>
    </style:style>
    <style:style style:name="T27" style:family="text">
      <style:text-properties officeooo:rsid="001f6da2"/>
    </style:style>
    <style:style style:name="T28" style:family="text">
      <style:text-properties officeooo:rsid="0024b0f7"/>
    </style:style>
    <style:style style:name="T29" style:family="text">
      <style:text-properties officeooo:rsid="00252939"/>
    </style:style>
    <style:style style:name="T30" style:family="text">
      <style:text-properties officeooo:rsid="00261004"/>
    </style:style>
    <style:style style:name="T31" style:family="text">
      <style:text-properties officeooo:rsid="0027b8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MORIA PRÁCTICA 3:</text:p>
      <text:p text:style-name="P4">Agentes en entornos con adversario</text:p>
      <text:p text:style-name="P4"/>
      <text:p text:style-name="P5"/>
      <text:p text:style-name="P5"/>
      <text:p text:style-name="P6">Se ha implementado el algoritmo <text:span text:style-name="T1">Mini-Max</text:span> acompañado de la poda <text:span text:style-name="T1">alfa-beta</text:span><text:span text:style-name="T7"> para realizar la búsqueda del mejor movimiento a escoger frente a nuestro rival en el juego </text:span><text:span text:style-name="T1">Mancala</text:span><text:span text:style-name="T7">.</text:span></text:p>
      <text:p text:style-name="P6"><text:span text:style-name="T7"/></text:p>
      <text:p text:style-name="P6"><text:span text:style-name="T8">En el bot implementado, Helheim, s</text:span><text:span text:style-name="T7">e han utilizado únicamente los tipos de datos aportados. </text:span><text:span text:style-name="T8">Se han añadido métodos y datos miembros de ámbito privado respecto a la implementación base que nos había sido aportada:</text:span></text:p>
      <text:p text:style-name="P6"><text:span text:style-name="T8"/></text:p>
      <text:list xml:id="list2019042" text:style-name="L5">
        <text:list-item>
          <text:p text:style-name="P2"><text:span text:style-name="T8">Datos miembro:</text:span></text:p>
          <text:p text:style-name="P2"><text:span text:style-name="T8"/></text:p>
        </text:list-item>
      </text:list>
      <text:list xml:id="list2904836268" text:style-name="L4">
        <text:list-item>
          <text:list>
            <text:list-item>
              <text:p text:style-name="P15"><text:span text:style-name="T6">const int profundidad_max = … ; </text:span></text:p>
            </text:list-item>
          </text:list>
        </text:list-item>
      </text:list>
      <text:p text:style-name="P7"><text:span text:style-name="T8"><text:tab/><text:tab/><text:tab/>Delimita la máxima profundidad a la que podrá ahondar el algoritmo en busca <text:tab/><text:tab/><text:tab/>del estado más conveniente. Visto desde otra perspectiva, restringe el número <text:tab/><text:tab/><text:tab/>de llamadas recursivas (al método </text:span><text:span text:style-name="T2">valorMIN_MAX() )</text:span><text:span text:style-name="T8">.</text:span></text:p>
      <text:list xml:id="list1157015850" text:style-name="L12">
        <text:list-item>
          <text:p text:style-name="P8">Player turno;</text:p>
          <text:list>
            <text:list-item>
              <text:list>
                <text:list-item>
                  <text:list>
                    <text:list-header>
                      <text:p text:style-name="P10">Esta variable contendrá el número de jugador (J1 o J2) que se nos ha asignado en la partida. Se inicializará en el método <text:span text:style-name="T1">nextMove()</text:span>.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9">Player oponente;</text:p>
          <text:list>
            <text:list-item>
              <text:list>
                <text:list-item>
                  <text:list>
                    <text:list-header>
                      <text:p text:style-name="P11">Esta variable contendrá el número de jugador (J1 o J2) que se <text:span text:style-name="T27">le</text:span> ha asignado <text:span text:style-name="T27">a nuestro contrincante</text:span> en la partida. Se inicializará en el método <text:span text:style-name="T1">nextMove()</text:span>.</text:p>
                    </text:list-header>
                  </text:list>
                </text:list-item>
              </text:list>
            </text:list-item>
          </text:list>
        </text:list-item>
      </text:list>
      <text:p text:style-name="P12"/>
      <text:list xml:id="list1413925173" text:style-name="L13">
        <text:list-item>
          <text:p text:style-name="P13">Métodos:</text:p>
        </text:list-item>
      </text:list>
      <text:p text:style-name="P14"/>
      <text:list xml:id="list30032495177646" text:continue-numbering="true" text:style-name="L13">
        <text:list-item>
          <text:list>
            <text:list-item>
              <text:p text:style-name="P16"><text:span text:style-name="T18">int valorMIN_MAX(<text:tab/>const GameState &amp;state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"><text:span text:style-name="T18"><text:s/>const GameState &amp;simulacion,</text:span></text:p>
                                      <text:p text:style-name="P16"><text:span text:style-name="T18"><text:s/>int profundidad,</text:span></text:p>
                                      <text:p text:style-name="P16"><text:span text:style-name="T18"><text:s/>int alfa,</text:span></text:p>
                                      <text:p text:style-name="P16"><text:span text:style-name="T18"><text:s/>int beta)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24"><text:tab/><text:tab/><text:tab/></text:span><text:span text:style-name="T25">Devuelve el beneficio de un estado.</text:span></text:p>
      <text:p text:style-name="P17"><text:span text:style-name="T18"><text:tab/><text:tab/><text:tab/></text:span><text:span text:style-name="T10">Este es el método recursivo. Su caso base </text:span><text:span text:style-name="T11">es cuando llegamos a la <text:tab/><text:tab/><text:tab/><text:tab/>profundidad máxima o cuando llegamos a un estado final (ya sea ganar o <text:tab/><text:tab/><text:tab/><text:tab/>perder). En el caso base se limita a calcular el beneficio que nos aporta ese <text:tab/><text:tab/><text:tab/>estado y lo devuelve.</text:span></text:p>
      <text:p text:style-name="P18"><text:span text:style-name="T11"><text:tab/><text:tab/><text:tab/>En cualquier orto caso realiza una simulación de la partida para cada <text:tab/><text:tab/><text:tab/><text:tab/>movimiento válido disponible y se calcula el beneficio que aporta la nueva <text:tab/><text:tab/><text:tab/>situación. Dependiendo de si es nuestro turno</text:span><text:span text:style-name="T12">(</text:span><text:span text:style-name="T20">MAX</text:span><text:span text:style-name="T12">)</text:span><text:span text:style-name="T11"> o el del adversari</text:span><text:span text:style-name="T12">o(</text:span><text:span text:style-name="T20">MIN</text:span><text:span text:style-name="T12">) <text:tab/><text:tab/><text:tab/></text:span><text:span text:style-name="T11">actualiza el valor a devolver así como alfa o beta. </text:span><text:span text:style-name="T12">S</text:span><text:span text:style-name="T11">i se trata de una jugada del <text:tab/><text:tab/><text:tab/>oponente </text:span><text:span text:style-name="T12">a</text:span><text:span text:style-name="T11">ctualiza </text:span><text:span text:style-name="T19">valor </text:span><text:span text:style-name="T12">y</text:span><text:span text:style-name="T20"> beta</text:span><text:span text:style-name="T11"> si el nuevo beneficio calculado es menor que <text:tab/><text:tab/><text:tab/>el anterior guardado. </text:span><text:span text:style-name="T12">S</text:span><text:span text:style-name="T11">i la jugada nos corresponde a nosotros <text:s/></text:span><text:span text:style-name="T12">a</text:span><text:span text:style-name="T11">ctualiza</text:span><text:span text:style-name="T12">mos</text:span><text:span text:style-name="T11"> <text:tab/><text:tab/><text:tab/></text:span><text:span text:style-name="T19">valor</text:span><text:span text:style-name="T11"> y </text:span><text:span text:style-name="T20">alfa </text:span><text:span text:style-name="T11">si el nuevo beneficio calculado es </text:span><text:span text:style-name="T12">mayor</text:span><text:span text:style-name="T11"> que el anterior <text:tab/><text:tab/><text:tab/><text:tab/>guardado. </text:span><text:span text:style-name="T12">Por último<text:tab/>devolvería el último beneficio actualizado en la <text:tab/><text:tab/><text:tab/><text:tab/>variable </text:span><text:span text:style-name="T20">valor.</text:span></text:p>
      <text:p text:style-name="P18"><text:span text:style-name="T20"><text:tab/><text:tab/><text:tab/></text:span><text:span text:style-name="T13">Si al actualizar los valores de </text:span><text:span text:style-name="T21">alfa </text:span><text:span text:style-name="T13">y</text:span><text:span text:style-name="T21"> beta</text:span><text:span text:style-name="T13"> llegamos a la situación en que <text:tab/><text:tab/><text:tab/><text:tab/><text:tab/><text:tab/><text:tab/><text:tab/></text:span><text:span text:style-name="T26">alfa &gt;= beta</text:span></text:p>
      <text:p text:style-name="P18"><text:span text:style-name="T14"><text:tab/><text:tab/><text:tab/>se procedería a podar todas las ramas restantes por explorar (sale del bucle)</text:span></text:p>
      <text:p text:style-name="P18"><text:span text:style-name="T20"/></text:p>
      <text:p text:style-name="P18"><text:span text:style-name="T20"/></text:p>
      <text:p text:style-name="P18"><text:span text:style-name="T20"/></text:p>
      <text:list xml:id="list75655950" text:style-name="L14">
        <text:list-item>
          <text:p text:style-name="P19"><text:soft-page-break/><text:span text:style-name="T23">Move MINI_MAX(const GameState &amp;state);</text:span></text:p>
        </text:list-item>
      </text:list>
      <text:p text:style-name="Standard"><text:span text:style-name="T15"><text:tab/><text:tab/><text:tab/></text:span><text:span text:style-name="T12">Este es el método inicial que se encarga de llamar a </text:span><text:span text:style-name="T16">int valorMIN_MAX(…</text:span><text:span text:style-name="T17">)</text:span><text:span text:style-name="T12"> <text:tab/><text:tab/><text:tab/>para </text:span><text:span text:style-name="T13">devolver</text:span><text:span text:style-name="T12"> la mejor opción de movimiento disponible. Según el beneficio <text:tab/><text:tab/><text:tab/>que vayamos obteniendo vamos actualizando el mejor movimiento a tomar. <text:tab/><text:tab/><text:tab/>Funciona como </text:span><text:span text:style-name="T17">MAX</text:span><text:span text:style-name="T12"> en el algoritmo Mini-Max, es decir, actualizamos si el <text:tab/><text:tab/><text:tab/>nuevo beneficio obtenido es mejor que el anterior.</text:span></text:p>
      <text:p text:style-name="Standard"><text:span text:style-name="T12"/></text:p>
      <text:list xml:id="list3176785335" text:style-name="L16">
        <text:list-item>
          <text:p text:style-name="P20"><text:span text:style-name="T23">int calcularUtilidad(const GameState &amp;simulacion);</text:span></text:p>
          <text:list>
            <text:list-item>
              <text:list>
                <text:list-item>
                  <text:list>
                    <text:list-header>
                      <text:p text:style-name="P25"><text:span text:style-name="T22">Este es el método que implementa la heurística para calcular el beneficio de un estado de la partida determinado. Realmente es muy sencillo:</text:span></text:p>
                      <text:p text:style-name="P21"><text:span text:style-name="T22">beneficio = semillas en mi granero – semillas en su granero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4"><text:tab/><text:tab/><text:tab/><text:span text:style-name="T9">Indica si vamos ganando o perdiendo en ese estado. Cuando mayor es <text:tab/><text:tab/><text:tab/><text:tab/>beneficio mayor será nuestra ventaja sobre el rival y viceversa.</text:span></text:p>
      <text:p text:style-name="P22"/>
      <text:p text:style-name="P23"/>
      <text:p text:style-name="P27">Podemos dar una explicación de la implementación del algoritmo siguiendo el orden de ejecución del código:</text:p>
      <text:p text:style-name="P27"/>
      <text:p text:style-name="P27"><text:span text:style-name="T28"><text:tab/>El método llamado por el simulador es </text:span><text:span text:style-name="T3">nextMove(...).</text:span><text:span text:style-name="T28"> En este método inicializamos los datos miembros </text:span><text:span text:style-name="T3">turno</text:span><text:span text:style-name="T28"> y </text:span><text:span text:style-name="T3">oponente. </text:span><text:span text:style-name="T28">Por último devolvemos el movimiento calculado por el método </text:span><text:span text:style-name="T3">MINI_MAX</text:span><text:span text:style-name="T28">(...)</text:span><text:span text:style-name="T3">.</text:span></text:p>
      <text:p text:style-name="P28"><text:span text:style-name="T3"><text:tab/></text:span><text:span text:style-name="T28">En </text:span><text:span text:style-name="T3">MINI_MAX(…</text:span><text:span text:style-name="T28">) inicializamos las variables </text:span><text:span text:style-name="T3">mejor_movimiento = M_NONE </text:span><text:span text:style-name="T28">(mejor movimiento asociado al mejor beneficio calculado hasta el momento. Al principio asignamos un movimiento nulo, no válido), </text:span><text:span text:style-name="T3">mejor_utilidad</text:span><text:span text:style-name="T28"> = -48 (mejor beneficio calculado hasta el momento. Inicializado al menor valor alcanzable, es decir, perder la partida por el máximo de puntos), </text:span><text:span text:style-name="T4">simulacion</text:span><text:span text:style-name="T29"> donde guardaremos los posibles estados al aplicar un movimiento al estado actual de la partida, </text:span><text:span text:style-name="T4">alfa = -</text:span><text:span text:style-name="T29">48 y </text:span><text:span text:style-name="T4">beta</text:span><text:span text:style-name="T29"> = 48. A continuación iteramos por todos los posibles movimientos y si es factible según las reglas del juego reproduciremos una simulación de la partida tomando ese movimiento y calcularemos el beneficio que nos aporta. Cada vez que se acabe de estudiar un movimiento válido se actualizará, si corresponde, </text:span><text:span text:style-name="T4">mejor_utilidad</text:span><text:span text:style-name="T29"> y </text:span><text:span text:style-name="T4">mejor_movimiento.</text:span></text:p>
      <text:p text:style-name="P29"><text:span text:style-name="T4"><text:tab/></text:span><text:span text:style-name="T29">En </text:span><text:span text:style-name="T4">valorMIN_MAX(...)</text:span><text:span text:style-name="T29"> nos encargamos de calcular el beneficio de los movimientos iterados en </text:span><text:span text:style-name="T5">MINI_MAX(...). </text:span><text:span text:style-name="T30">Inicializamos una variable </text:span><text:span text:style-name="T5">valor</text:span><text:span text:style-name="T30"> que será la que devuelva el beneficio asociado al estado y una variable </text:span><text:span text:style-name="T5">es_mi_turno</text:span><text:span text:style-name="T30"> que nos permitirá identificar si realizar las operaciones asociadas a un estado </text:span><text:span text:style-name="T5">MAX </text:span><text:span text:style-name="T30">o a un estado </text:span><text:span text:style-name="T5">MIN. </text:span><text:span text:style-name="T30">Si es nuestro turno inicializamos </text:span><text:span text:style-name="T5">valor</text:span><text:span text:style-name="T30"> a -48 y si no lo es a +48 (mínimo y máximo valor alcanzable en nuestra heurística). Al igual que antes creamos una variable </text:span><text:span text:style-name="T5">simulacion</text:span><text:span text:style-name="T30"> por el mismo motivo. Comprobamos si es el caso base para devolver el valor que nos proporcione el método </text:span><text:span text:style-name="T5">calcularUtilidad(...)</text:span><text:span text:style-name="T30"> y sino inicializamos una variable </text:span><text:span text:style-name="T5">salir </text:span><text:span text:style-name="T30">a </text:span><text:span text:style-name="T5">false</text:span><text:span text:style-name="T30"> que usaremos para indicar si <text:s/></text:span><text:span text:style-name="T5">alfa &gt;= beta, </text:span><text:span text:style-name="T30">es decir, para indicar si debemos podar las ramas restantes del arbol. En este estado de la partida también disponemos de movimientos posibles así que deberemos iterar por ellos y si es factible repetir el proceso. Cuando se llegue a un caso base comenzará la regresión de los valores calculados a través de las llamadas recursivas. Al recibir un dato actualizamos </text:span><text:span text:style-name="T5">valor</text:span><text:span text:style-name="T30"> y </text:span><text:span text:style-name="T5">alfa </text:span><text:span text:style-name="T30">si este dato es mayor que el que teníamos guardado anteriormente y estamos en nuestro turno; <text:s/>actualizamos </text:span><text:span text:style-name="T5">valor</text:span><text:span text:style-name="T30"> y </text:span><text:span text:style-name="T5">beta </text:span><text:span text:style-name="T30">si este dato es menor que el que teníamos guardado anteriormente y es el turno del opon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c38e" officeooo:paragraph-rsid="0019c38e"/>
    </style:style>
    <style:style style:name="MT1" style:family="text">
      <style:text-properties officeooo:rsid="0027b8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3</text:span><text:tab/>José Javier Alonso Ramos<text:tab/>77766199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23:59:44.991877902</meta:creation-date>
    <dc:date>2018-06-01T03:00:30.931205073</dc:date>
    <meta:editing-duration>PT15M2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34" meta:word-count="883" meta:character-count="5506" meta:non-whitespace-character-count="4565"/>
  </office:meta>
</office:document-meta>
</file>